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F000001F37A7AC9F5176204EC.png" manifest:media-type="image/png"/>
  <manifest:file-entry manifest:full-path="Pictures/10000201000000490000002939D4AC622B948F08.png" manifest:media-type="image/png"/>
  <manifest:file-entry manifest:full-path="Pictures/100001220000079600000434B03EFE9A1B5C562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2" style:family="graphic" style:parent-style-name="objectwithoutfill">
      <style:graphic-properties svg:stroke-width="0.457cm" svg:stroke-color="#80808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" style:family="graphic" style:parent-style-name="standard">
      <style:graphic-properties svg:stroke-width="0.813cm" draw:marker-start-width="1.413cm" draw:marker-end-width="1.413cm" draw:opacity="0%" draw:textarea-vertical-align="middle" fo:padding-top="0.525cm" fo:padding-bottom="0.525cm" fo:padding-left="0.65cm" fo:padding-right="0.65cm" draw:shadow-opacity="0%"/>
    </style:style>
    <style:style style:name="gr4" style:family="graphic" style:parent-style-name="standard">
      <style:graphic-properties draw:stroke="none" svg:stroke-color="#000000" draw:fill="none" draw:fill-color="#ffffff" fo:min-height="11.8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1.10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width="0.203cm" draw:marker-start-width="0.503cm" draw:marker-end-width="0.503cm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9" style:family="graphic" style:parent-style-name="standard">
      <style:graphic-properties svg:stroke-width="0.203cm" draw:marker-start-width="0.477cm" draw:marker-end-width="0.477cm" draw:textarea-horizontal-align="justify" draw:textarea-vertical-align="middle" draw:auto-grow-height="false" fo:min-height="0cm" fo:min-width="0cm" fo:padding-top="0.199cm" fo:padding-bottom="0.199cm" fo:padding-left="0.324cm" fo:padding-right="0.324cm"/>
    </style:style>
    <style:style style:name="gr10" style:family="graphic" style:parent-style-name="objectwithoutfill">
      <style:graphic-properties svg:stroke-width="0.305cm" draw:marker-start-width="0.655cm" draw:marker-end-width="0.65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203cm" draw:marker-start-width="0.503cm" draw:marker-end-width="0.503cm" draw:textarea-horizontal-align="justify" draw:textarea-vertical-align="middle" draw:auto-grow-height="false" fo:min-height="0cm" fo:min-width="0.57cm" fo:padding-top="0.225cm" fo:padding-bottom="0.225cm" fo:padding-left="0.35cm" fo:padding-right="0.35cm"/>
    </style:style>
    <style:style style:name="gr12" style:family="graphic" style:parent-style-name="standard">
      <style:graphic-properties svg:stroke-width="0.203cm" draw:marker-start-width="0.477cm" draw:marker-end-width="0.477cm" draw:textarea-horizontal-align="justify" draw:textarea-vertical-align="middle" draw:auto-grow-height="false" fo:min-height="0.026cm" fo:min-width="0.622cm" fo:padding-top="0.199cm" fo:padding-bottom="0.199cm" fo:padding-left="0.324cm" fo:padding-right="0.32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9.96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803cm" fo:min-width="5.215cm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300pt" style:font-size-asian="300pt" style:font-size-complex="300pt"/>
    </style:style>
    <style:style style:name="T3" style:family="text">
      <style:text-properties style:font-name="Symbol2" fo:font-size="126.400001525879pt" style:font-name-asian="Symbol2" style:font-size-asian="126.400001525879pt" style:font-name-complex="Symbol2" style:font-size-complex="126.400001525879pt"/>
    </style:style>
    <style:style style:name="T4" style:family="text">
      <style:text-properties style:font-name="Arial3" fo:font-size="126.5pt" style:font-size-asian="126.5pt" style:font-size-complex="126.5pt"/>
    </style:style>
    <style:style style:name="T5" style:family="text">
      <style:text-properties fo:font-size="126.5pt" style:font-size-asian="126.5pt" style:font-size-complex="1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measurelines" svg:width="18.415cm" svg:height="3.81cm" svg:x="1.27cm" svg:y="1.27cm">
          <draw:text-box>
            <text:p text:style-name="P1"><text:span text:style-name="T1">Big APP</text:span></text:p>
          </draw:text-box>
        </draw:frame>
      </draw:page>
      <draw:page draw:name="page2" draw:style-name="dp1" draw:master-page-name="Standard">
        <draw:line draw:style-name="gr2" draw:text-style-name="P3" draw:layer="measurelines" svg:x1="3.175cm" svg:y1="1.905cm" svg:x2="3.175cm" svg:y2="19.05cm">
          <text:p/>
        </draw:line>
        <draw:line draw:style-name="gr2" draw:text-style-name="P3" draw:layer="measurelines" svg:x1="3.175cm" svg:y1="1.906cm" svg:x2="3.175cm" svg:y2="19.051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6.985cm" svg:y1="1.905cm" svg:x2="6.985cm" svg:y2="19.05cm">
          <text:p/>
        </draw:line>
        <draw:line draw:style-name="gr2" draw:text-style-name="P3" draw:layer="measurelines" svg:x1="5.08cm" svg:y1="1.905cm" svg:x2="5.08cm" svg:y2="19.05cm">
          <text:p/>
        </draw:line>
        <draw:line draw:style-name="gr2" draw:text-style-name="P3" draw:layer="measurelines" svg:x1="8.89cm" svg:y1="1.905cm" svg:x2="8.89cm" svg:y2="19.05cm">
          <text:p/>
        </draw:line>
        <draw:line draw:style-name="gr2" draw:text-style-name="P3" draw:layer="measurelines" svg:x1="10.795cm" svg:y1="1.905cm" svg:x2="10.795cm" svg:y2="19.05cm">
          <text:p/>
        </draw:line>
        <draw:line draw:style-name="gr2" draw:text-style-name="P3" draw:layer="measurelines" svg:x1="12.7cm" svg:y1="1.905cm" svg:x2="12.7cm" svg:y2="19.05cm">
          <text:p/>
        </draw:line>
        <draw:line draw:style-name="gr2" draw:text-style-name="P3" draw:layer="measurelines" svg:x1="14.605cm" svg:y1="1.905cm" svg:x2="14.605cm" svg:y2="19.05cm">
          <text:p/>
        </draw:line>
        <draw:line draw:style-name="gr2" draw:text-style-name="P3" draw:layer="measurelines" svg:x1="16.51cm" svg:y1="1.905cm" svg:x2="16.51cm" svg:y2="19.05cm">
          <text:p/>
        </draw:line>
        <draw:line draw:style-name="gr2" draw:text-style-name="P3" draw:layer="measurelines" svg:x1="18.415cm" svg:y1="1.905cm" svg:x2="18.415cm" svg:y2="19.05cm">
          <text:p/>
        </draw:line>
        <draw:line draw:style-name="gr2" draw:text-style-name="P3" draw:layer="measurelines" svg:x1="3.175cm" svg:y1="1.906cm" svg:x2="3.175cm" svg:y2="19.051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6.985cm" svg:y1="1.906cm" svg:x2="6.985cm" svg:y2="19.051cm">
          <text:p/>
        </draw:line>
        <draw:line draw:style-name="gr2" draw:text-style-name="P3" draw:layer="measurelines" svg:x1="5.08cm" svg:y1="1.906cm" svg:x2="5.08cm" svg:y2="19.051cm">
          <text:p/>
        </draw:line>
        <draw:line draw:style-name="gr2" draw:text-style-name="P3" draw:layer="measurelines" svg:x1="8.89cm" svg:y1="1.906cm" svg:x2="8.89cm" svg:y2="19.051cm">
          <text:p/>
        </draw:line>
        <draw:line draw:style-name="gr2" draw:text-style-name="P3" draw:layer="measurelines" svg:x1="10.795cm" svg:y1="1.906cm" svg:x2="10.795cm" svg:y2="19.051cm">
          <text:p/>
        </draw:line>
        <draw:line draw:style-name="gr2" draw:text-style-name="P3" draw:layer="measurelines" svg:x1="12.7cm" svg:y1="1.906cm" svg:x2="12.7cm" svg:y2="19.051cm">
          <text:p/>
        </draw:line>
        <draw:line draw:style-name="gr2" draw:text-style-name="P3" draw:layer="measurelines" svg:x1="14.605cm" svg:y1="1.906cm" svg:x2="14.605cm" svg:y2="19.051cm">
          <text:p/>
        </draw:line>
        <draw:line draw:style-name="gr2" draw:text-style-name="P3" draw:layer="measurelines" svg:x1="16.51cm" svg:y1="1.906cm" svg:x2="16.51cm" svg:y2="19.051cm">
          <text:p/>
        </draw:line>
        <draw:line draw:style-name="gr2" draw:text-style-name="P3" draw:layer="measurelines" svg:x1="18.415cm" svg:y1="1.906cm" svg:x2="18.415cm" svg:y2="19.051cm">
          <text:p/>
        </draw:line>
        <draw:g>
          <draw:line draw:style-name="gr2" draw:text-style-name="P3" draw:layer="measurelines" svg:x1="1.905cm" svg:y1="17.78cm" svg:x2="19.05cm" svg:y2="17.786cm">
            <text:p/>
          </draw:line>
          <draw:line draw:style-name="gr2" draw:text-style-name="P3" draw:layer="measurelines" svg:x1="1.906cm" svg:y1="17.78cm" svg:x2="19.051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3.97cm" svg:x2="19.052cm" svg:y2="13.976cm">
            <text:p/>
          </draw:line>
          <draw:line draw:style-name="gr2" draw:text-style-name="P3" draw:layer="measurelines" svg:x1="1.906cm" svg:y1="15.875cm" svg:x2="19.051cm" svg:y2="15.881cm">
            <text:p/>
          </draw:line>
          <draw:line draw:style-name="gr2" draw:text-style-name="P3" draw:layer="measurelines" svg:x1="1.907cm" svg:y1="12.065cm" svg:x2="19.052cm" svg:y2="12.071cm">
            <text:p/>
          </draw:line>
          <draw:line draw:style-name="gr2" draw:text-style-name="P3" draw:layer="measurelines" svg:x1="1.908cm" svg:y1="10.16cm" svg:x2="19.053cm" svg:y2="10.166cm">
            <text:p/>
          </draw:line>
          <draw:line draw:style-name="gr2" draw:text-style-name="P3" draw:layer="measurelines" svg:x1="1.909cm" svg:y1="8.255cm" svg:x2="19.054cm" svg:y2="8.261cm">
            <text:p/>
          </draw:line>
          <draw:line draw:style-name="gr2" draw:text-style-name="P3" draw:layer="measurelines" svg:x1="1.909cm" svg:y1="6.35cm" svg:x2="19.054cm" svg:y2="6.356cm">
            <text:p/>
          </draw:line>
          <draw:line draw:style-name="gr2" draw:text-style-name="P3" draw:layer="measurelines" svg:x1="1.91cm" svg:y1="4.445cm" svg:x2="19.055cm" svg:y2="4.451cm">
            <text:p/>
          </draw:line>
          <draw:line draw:style-name="gr2" draw:text-style-name="P3" draw:layer="measurelines" svg:x1="1.911cm" svg:y1="2.54cm" svg:x2="19.056cm" svg:y2="2.546cm">
            <text:p/>
          </draw:line>
          <draw:line draw:style-name="gr2" draw:text-style-name="P3" draw:layer="measurelines" svg:x1="1.906cm" svg:y1="17.78cm" svg:x2="19.051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3.97cm" svg:x2="19.053cm" svg:y2="13.976cm">
            <text:p/>
          </draw:line>
          <draw:line draw:style-name="gr2" draw:text-style-name="P3" draw:layer="measurelines" svg:x1="1.907cm" svg:y1="15.875cm" svg:x2="19.052cm" svg:y2="15.881cm">
            <text:p/>
          </draw:line>
          <draw:line draw:style-name="gr2" draw:text-style-name="P3" draw:layer="measurelines" svg:x1="1.908cm" svg:y1="12.065cm" svg:x2="19.053cm" svg:y2="12.071cm">
            <text:p/>
          </draw:line>
          <draw:line draw:style-name="gr2" draw:text-style-name="P3" draw:layer="measurelines" svg:x1="1.909cm" svg:y1="10.16cm" svg:x2="19.054cm" svg:y2="10.166cm">
            <text:p/>
          </draw:line>
          <draw:line draw:style-name="gr2" draw:text-style-name="P3" draw:layer="measurelines" svg:x1="1.91cm" svg:y1="8.255cm" svg:x2="19.055cm" svg:y2="8.261cm">
            <text:p/>
          </draw:line>
          <draw:line draw:style-name="gr2" draw:text-style-name="P3" draw:layer="measurelines" svg:x1="1.91cm" svg:y1="6.35cm" svg:x2="19.055cm" svg:y2="6.356cm">
            <text:p/>
          </draw:line>
          <draw:line draw:style-name="gr2" draw:text-style-name="P3" draw:layer="measurelines" svg:x1="1.911cm" svg:y1="4.445cm" svg:x2="19.056cm" svg:y2="4.451cm">
            <text:p/>
          </draw:line>
          <draw:line draw:style-name="gr2" draw:text-style-name="P3" draw:layer="measurelines" svg:x1="1.912cm" svg:y1="2.54cm" svg:x2="19.057cm" svg:y2="2.546cm">
            <text:p/>
          </draw:line>
        </draw:g>
      </draw:page>
      <draw:page draw:name="page3" draw:style-name="dp1" draw:master-page-name="Standard">
        <draw:line draw:style-name="gr2" draw:text-style-name="P3" draw:layer="measurelines" svg:x1="3.175cm" svg:y1="1.905cm" svg:x2="3.175cm" svg:y2="19.05cm">
          <text:p/>
        </draw:line>
        <draw:line draw:style-name="gr2" draw:text-style-name="P3" draw:layer="measurelines" svg:x1="3.175cm" svg:y1="1.906cm" svg:x2="3.175cm" svg:y2="19.051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6.985cm" svg:y1="1.905cm" svg:x2="6.985cm" svg:y2="19.05cm">
          <text:p/>
        </draw:line>
        <draw:line draw:style-name="gr2" draw:text-style-name="P3" draw:layer="measurelines" svg:x1="5.08cm" svg:y1="1.905cm" svg:x2="5.08cm" svg:y2="19.05cm">
          <text:p/>
        </draw:line>
        <draw:line draw:style-name="gr2" draw:text-style-name="P3" draw:layer="measurelines" svg:x1="8.89cm" svg:y1="1.905cm" svg:x2="8.89cm" svg:y2="19.05cm">
          <text:p/>
        </draw:line>
        <draw:line draw:style-name="gr2" draw:text-style-name="P3" draw:layer="measurelines" svg:x1="10.795cm" svg:y1="1.905cm" svg:x2="10.795cm" svg:y2="19.05cm">
          <text:p/>
        </draw:line>
        <draw:line draw:style-name="gr2" draw:text-style-name="P3" draw:layer="measurelines" svg:x1="12.7cm" svg:y1="1.905cm" svg:x2="12.7cm" svg:y2="19.05cm">
          <text:p/>
        </draw:line>
        <draw:line draw:style-name="gr2" draw:text-style-name="P3" draw:layer="measurelines" svg:x1="14.605cm" svg:y1="1.905cm" svg:x2="14.605cm" svg:y2="19.05cm">
          <text:p/>
        </draw:line>
        <draw:line draw:style-name="gr2" draw:text-style-name="P3" draw:layer="measurelines" svg:x1="16.51cm" svg:y1="1.905cm" svg:x2="16.51cm" svg:y2="19.05cm">
          <text:p/>
        </draw:line>
        <draw:line draw:style-name="gr2" draw:text-style-name="P3" draw:layer="measurelines" svg:x1="18.415cm" svg:y1="1.905cm" svg:x2="18.415cm" svg:y2="19.05cm">
          <text:p/>
        </draw:line>
        <draw:line draw:style-name="gr2" draw:text-style-name="P3" draw:layer="measurelines" svg:x1="3.175cm" svg:y1="1.906cm" svg:x2="3.175cm" svg:y2="19.051cm">
          <text:p/>
        </draw:line>
        <draw:line draw:style-name="gr2" draw:text-style-name="P3" draw:layer="measurelines" svg:x1="3.175cm" svg:y1="1.907cm" svg:x2="3.175cm" svg:y2="19.052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3.175cm" svg:y1="1.908cm" svg:x2="3.175cm" svg:y2="19.053cm">
          <text:p/>
        </draw:line>
        <draw:line draw:style-name="gr2" draw:text-style-name="P3" draw:layer="measurelines" svg:x1="6.985cm" svg:y1="1.906cm" svg:x2="6.985cm" svg:y2="19.051cm">
          <text:p/>
        </draw:line>
        <draw:line draw:style-name="gr2" draw:text-style-name="P3" draw:layer="measurelines" svg:x1="5.08cm" svg:y1="1.906cm" svg:x2="5.08cm" svg:y2="19.051cm">
          <text:p/>
        </draw:line>
        <draw:line draw:style-name="gr2" draw:text-style-name="P3" draw:layer="measurelines" svg:x1="8.89cm" svg:y1="1.906cm" svg:x2="8.89cm" svg:y2="19.051cm">
          <text:p/>
        </draw:line>
        <draw:line draw:style-name="gr2" draw:text-style-name="P3" draw:layer="measurelines" svg:x1="10.795cm" svg:y1="1.906cm" svg:x2="10.795cm" svg:y2="19.051cm">
          <text:p/>
        </draw:line>
        <draw:line draw:style-name="gr2" draw:text-style-name="P3" draw:layer="measurelines" svg:x1="12.7cm" svg:y1="1.906cm" svg:x2="12.7cm" svg:y2="19.051cm">
          <text:p/>
        </draw:line>
        <draw:line draw:style-name="gr2" draw:text-style-name="P3" draw:layer="measurelines" svg:x1="14.605cm" svg:y1="1.906cm" svg:x2="14.605cm" svg:y2="19.051cm">
          <text:p/>
        </draw:line>
        <draw:line draw:style-name="gr2" draw:text-style-name="P3" draw:layer="measurelines" svg:x1="16.51cm" svg:y1="1.906cm" svg:x2="16.51cm" svg:y2="19.051cm">
          <text:p/>
        </draw:line>
        <draw:line draw:style-name="gr2" draw:text-style-name="P3" draw:layer="measurelines" svg:x1="18.415cm" svg:y1="1.906cm" svg:x2="18.415cm" svg:y2="19.051cm">
          <text:p/>
        </draw:line>
        <draw:g>
          <draw:line draw:style-name="gr2" draw:text-style-name="P3" draw:layer="measurelines" svg:x1="1.905cm" svg:y1="17.78cm" svg:x2="19.05cm" svg:y2="17.786cm">
            <text:p/>
          </draw:line>
          <draw:line draw:style-name="gr2" draw:text-style-name="P3" draw:layer="measurelines" svg:x1="1.906cm" svg:y1="17.78cm" svg:x2="19.051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7cm" svg:y1="13.97cm" svg:x2="19.052cm" svg:y2="13.976cm">
            <text:p/>
          </draw:line>
          <draw:line draw:style-name="gr2" draw:text-style-name="P3" draw:layer="measurelines" svg:x1="1.906cm" svg:y1="15.875cm" svg:x2="19.051cm" svg:y2="15.881cm">
            <text:p/>
          </draw:line>
          <draw:line draw:style-name="gr2" draw:text-style-name="P3" draw:layer="measurelines" svg:x1="1.907cm" svg:y1="12.065cm" svg:x2="19.052cm" svg:y2="12.071cm">
            <text:p/>
          </draw:line>
          <draw:line draw:style-name="gr2" draw:text-style-name="P3" draw:layer="measurelines" svg:x1="1.908cm" svg:y1="10.16cm" svg:x2="19.053cm" svg:y2="10.166cm">
            <text:p/>
          </draw:line>
          <draw:line draw:style-name="gr2" draw:text-style-name="P3" draw:layer="measurelines" svg:x1="1.909cm" svg:y1="8.255cm" svg:x2="19.054cm" svg:y2="8.261cm">
            <text:p/>
          </draw:line>
          <draw:line draw:style-name="gr2" draw:text-style-name="P3" draw:layer="measurelines" svg:x1="1.909cm" svg:y1="6.35cm" svg:x2="19.054cm" svg:y2="6.356cm">
            <text:p/>
          </draw:line>
          <draw:line draw:style-name="gr2" draw:text-style-name="P3" draw:layer="measurelines" svg:x1="1.91cm" svg:y1="4.445cm" svg:x2="19.055cm" svg:y2="4.451cm">
            <text:p/>
          </draw:line>
          <draw:line draw:style-name="gr2" draw:text-style-name="P3" draw:layer="measurelines" svg:x1="1.911cm" svg:y1="2.54cm" svg:x2="19.056cm" svg:y2="2.546cm">
            <text:p/>
          </draw:line>
          <draw:line draw:style-name="gr2" draw:text-style-name="P3" draw:layer="measurelines" svg:x1="1.906cm" svg:y1="17.78cm" svg:x2="19.051cm" svg:y2="17.786cm">
            <text:p/>
          </draw:line>
          <draw:line draw:style-name="gr2" draw:text-style-name="P3" draw:layer="measurelines" svg:x1="1.907cm" svg:y1="17.78cm" svg:x2="19.052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7.78cm" svg:x2="19.053cm" svg:y2="17.786cm">
            <text:p/>
          </draw:line>
          <draw:line draw:style-name="gr2" draw:text-style-name="P3" draw:layer="measurelines" svg:x1="1.908cm" svg:y1="13.97cm" svg:x2="19.053cm" svg:y2="13.976cm">
            <text:p/>
          </draw:line>
          <draw:line draw:style-name="gr2" draw:text-style-name="P3" draw:layer="measurelines" svg:x1="1.907cm" svg:y1="15.875cm" svg:x2="19.052cm" svg:y2="15.881cm">
            <text:p/>
          </draw:line>
          <draw:line draw:style-name="gr2" draw:text-style-name="P3" draw:layer="measurelines" svg:x1="1.908cm" svg:y1="12.065cm" svg:x2="19.053cm" svg:y2="12.071cm">
            <text:p/>
          </draw:line>
          <draw:line draw:style-name="gr2" draw:text-style-name="P3" draw:layer="measurelines" svg:x1="1.909cm" svg:y1="10.16cm" svg:x2="19.054cm" svg:y2="10.166cm">
            <text:p/>
          </draw:line>
          <draw:line draw:style-name="gr2" draw:text-style-name="P3" draw:layer="measurelines" svg:x1="1.91cm" svg:y1="8.255cm" svg:x2="19.055cm" svg:y2="8.261cm">
            <text:p/>
          </draw:line>
          <draw:line draw:style-name="gr2" draw:text-style-name="P3" draw:layer="measurelines" svg:x1="1.91cm" svg:y1="6.35cm" svg:x2="19.055cm" svg:y2="6.356cm">
            <text:p/>
          </draw:line>
          <draw:line draw:style-name="gr2" draw:text-style-name="P3" draw:layer="measurelines" svg:x1="1.911cm" svg:y1="4.445cm" svg:x2="19.056cm" svg:y2="4.451cm">
            <text:p/>
          </draw:line>
          <draw:line draw:style-name="gr2" draw:text-style-name="P3" draw:layer="measurelines" svg:x1="1.912cm" svg:y1="2.54cm" svg:x2="19.057cm" svg:y2="2.546cm">
            <text:p/>
          </draw:line>
        </draw:g>
        <draw:rect draw:style-name="gr3" draw:text-style-name="P4" draw:layer="measurelines" svg:width="19.685cm" svg:height="19.685cm" svg:x="0.637cm" svg:y="0.637cm">
          <text:p/>
        </draw:rect>
      </draw:page>
      <draw:page draw:name="page4" draw:style-name="dp1" draw:master-page-name="Standard">
        <draw:frame draw:style-name="gr4" draw:text-style-name="P2" draw:layer="measurelines" svg:width="18.415cm" svg:height="12.075cm" svg:x="1.27cm" svg:y="4.445cm">
          <draw:text-box>
            <text:p text:style-name="P1"><text:span text:style-name="T2">=</text:span></text:p>
          </draw:text-box>
        </draw:frame>
      </draw:page>
      <draw:page draw:name="page5" draw:style-name="dp1" draw:master-page-name="Standard">
        <draw:rect draw:style-name="gr3" draw:text-style-name="P4" draw:layer="measurelines" svg:width="19.685cm" svg:height="19.685cm" svg:x="0.636cm" svg:y="0.636cm">
          <text:p/>
        </draw:rect>
        <draw:frame draw:style-name="gr4" draw:text-style-name="P2" draw:layer="measurelines" svg:width="18.415cm" svg:height="12.075cm" svg:x="1.271cm" svg:y="4.446cm">
          <draw:text-box>
            <text:p text:style-name="P1"><text:span text:style-name="T2">=</text:span></text:p>
          </draw:text-box>
        </draw:frame>
      </draw:page>
      <draw:page draw:name="page6" draw:style-name="dp1" draw:master-page-name="Standard">
        <draw:rect draw:style-name="gr3" draw:text-style-name="P4" draw:layer="measurelines" svg:width="19.685cm" svg:height="19.685cm" svg:x="0.636cm" svg:y="0.636cm">
          <text:p/>
        </draw:rect>
        <draw:frame draw:style-name="gr5" draw:text-style-name="P2" draw:layer="measurelines" svg:width="18.415cm" svg:height="21.353cm" svg:x="1.27cm" svg:y="1.8cm">
          <draw:text-box>
            <text:p text:style-name="P1"><text:span text:style-name="T3">∑</text:span><text:span text:style-name="T4">M=0=..</text:span></text:p>
            <text:p text:style-name="P1"><text:span text:style-name="T3">∑</text:span><text:span text:style-name="T4">V=0=..</text:span></text:p>
            <text:p text:style-name="P1"><text:span text:style-name="T3">∑</text:span><text:span text:style-name="T3">H</text:span><text:span text:style-name="T4">=0=..</text:span></text:p>
            <text:p text:style-name="P1"><text:span text:style-name="T5"/></text:p>
          </draw:text-box>
        </draw:frame>
      </draw:page>
      <draw:page draw:name="page7" draw:style-name="dp1" draw:master-page-name="Standard">
        <draw:frame draw:style-name="gr5" draw:text-style-name="P2" draw:layer="measurelines" svg:width="18.415cm" svg:height="21.353cm" svg:x="1.27cm" svg:y="1.8cm">
          <draw:text-box>
            <text:p text:style-name="P1"><text:span text:style-name="T3">∑</text:span><text:span text:style-name="T4">M=0=..</text:span></text:p>
            <text:p text:style-name="P1"><text:span text:style-name="T3">∑</text:span><text:span text:style-name="T4">V=0=..</text:span></text:p>
            <text:p text:style-name="P1"><text:span text:style-name="T3">∑</text:span><text:span text:style-name="T3">H</text:span><text:span text:style-name="T4">=0=..</text:span></text:p>
            <text:p text:style-name="P1"><text:span text:style-name="T5"/></text:p>
          </draw:text-box>
        </draw:frame>
      </draw:page>
      <draw:page draw:name="page8" draw:style-name="dp1" draw:master-page-name="Standard">
        <draw:custom-shape draw:style-name="gr6" draw:text-style-name="P1" draw:layer="measurelines" svg:width="15.511cm" svg:height="1.27cm" svg:x="2.722cm" svg:y="5.71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measurelines" svg:x1="2.54cm" svg:y1="13.97cm" svg:x2="18.415cm" svg:y2="13.97cm">
          <text:p/>
        </draw:line>
        <draw:line draw:style-name="gr7" draw:text-style-name="P3" draw:layer="measurelines" svg:x1="3.81cm" svg:y1="12.7cm" svg:x2="3.81cm" svg:y2="15.24cm">
          <text:p/>
        </draw:line>
        <draw:line draw:style-name="gr7" draw:text-style-name="P3" draw:layer="measurelines" svg:x1="17.145cm" svg:y1="12.7cm" svg:x2="17.145cm" svg:y2="15.24cm">
          <text:p/>
        </draw:line>
        <draw:line draw:style-name="gr7" draw:text-style-name="P3" draw:layer="measurelines" svg:x1="2.54cm" svg:y1="10.16cm" svg:x2="18.415cm" svg:y2="10.16cm">
          <text:p/>
        </draw:line>
        <draw:line draw:style-name="gr7" draw:text-style-name="P3" draw:layer="measurelines" svg:x1="3.81cm" svg:y1="8.89cm" svg:x2="3.81cm" svg:y2="11.43cm">
          <text:p/>
        </draw:line>
        <draw:line draw:style-name="gr7" draw:text-style-name="P3" draw:layer="measurelines" svg:x1="17.145cm" svg:y1="8.89cm" svg:x2="17.145cm" svg:y2="11.43cm">
          <text:p/>
        </draw:line>
        <draw:line draw:style-name="gr7" draw:text-style-name="P3" draw:layer="measurelines" svg:x1="12.065cm" svg:y1="8.89cm" svg:x2="12.065cm" svg:y2="11.43cm">
          <text:p/>
        </draw:line>
        <draw:custom-shape draw:style-name="gr8" draw:text-style-name="P1" draw:layer="measurelines" svg:width="2.54cm" svg:height="1.27cm" svg:x="2.54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measurelines" svg:width="2.54cm" svg:height="1.27cm" svg:x="15.875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3" draw:layer="measurelines" svg:x1="1.905cm" svg:y1="6.985cm" svg:x2="19.05cm" svg:y2="6.985cm">
          <text:p/>
        </draw:line>
        <draw:line draw:style-name="gr10" draw:text-style-name="P3" draw:layer="measurelines" svg:x1="1.905cm" svg:y1="5.715cm" svg:x2="19.05cm" svg:y2="5.715cm">
          <text:p/>
        </draw:line>
        <draw:line draw:style-name="gr7" draw:text-style-name="P3" draw:layer="measurelines" svg:x1="2.721cm" svg:y1="5.715cm" svg:x2="2.721cm" svg:y2="6.985cm">
          <text:p/>
        </draw:line>
        <draw:line draw:style-name="gr7" draw:text-style-name="P3" draw:layer="measurelines" svg:x1="18.234cm" svg:y1="5.715cm" svg:x2="18.234cm" svg:y2="6.985cm">
          <text:p/>
        </draw:line>
      </draw:page>
      <draw:page draw:name="page9" draw:style-name="dp1" draw:master-page-name="Standard">
        <draw:custom-shape draw:style-name="gr6" draw:text-style-name="P1" draw:layer="measurelines" svg:width="15.511cm" svg:height="1.27cm" svg:x="2.722cm" svg:y="5.71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measurelines" svg:x1="2.54cm" svg:y1="13.97cm" svg:x2="18.415cm" svg:y2="13.97cm">
          <text:p/>
        </draw:line>
        <draw:line draw:style-name="gr7" draw:text-style-name="P3" draw:layer="measurelines" svg:x1="3.81cm" svg:y1="12.7cm" svg:x2="3.81cm" svg:y2="15.24cm">
          <text:p/>
        </draw:line>
        <draw:line draw:style-name="gr7" draw:text-style-name="P3" draw:layer="measurelines" svg:x1="17.145cm" svg:y1="12.7cm" svg:x2="17.145cm" svg:y2="15.24cm">
          <text:p/>
        </draw:line>
        <draw:line draw:style-name="gr7" draw:text-style-name="P3" draw:layer="measurelines" svg:x1="2.54cm" svg:y1="10.16cm" svg:x2="18.415cm" svg:y2="10.16cm">
          <text:p/>
        </draw:line>
        <draw:line draw:style-name="gr7" draw:text-style-name="P3" draw:layer="measurelines" svg:x1="3.81cm" svg:y1="8.89cm" svg:x2="3.81cm" svg:y2="11.43cm">
          <text:p/>
        </draw:line>
        <draw:line draw:style-name="gr7" draw:text-style-name="P3" draw:layer="measurelines" svg:x1="17.145cm" svg:y1="8.89cm" svg:x2="17.145cm" svg:y2="11.43cm">
          <text:p/>
        </draw:line>
        <draw:line draw:style-name="gr7" draw:text-style-name="P3" draw:layer="measurelines" svg:x1="12.065cm" svg:y1="8.89cm" svg:x2="12.065cm" svg:y2="11.43cm">
          <text:p/>
        </draw:line>
        <draw:custom-shape draw:style-name="gr8" draw:text-style-name="P1" draw:layer="measurelines" svg:width="2.54cm" svg:height="1.27cm" svg:x="2.54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measurelines" svg:width="2.54cm" svg:height="1.27cm" svg:x="15.875cm" svg:y="6.9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3" draw:layer="measurelines" svg:x1="1.905cm" svg:y1="6.985cm" svg:x2="19.05cm" svg:y2="6.985cm">
          <text:p/>
        </draw:line>
        <draw:line draw:style-name="gr10" draw:text-style-name="P3" draw:layer="measurelines" svg:x1="1.905cm" svg:y1="5.715cm" svg:x2="19.05cm" svg:y2="5.715cm">
          <text:p/>
        </draw:line>
        <draw:line draw:style-name="gr7" draw:text-style-name="P3" draw:layer="measurelines" svg:x1="2.721cm" svg:y1="5.715cm" svg:x2="2.721cm" svg:y2="6.985cm">
          <text:p/>
        </draw:line>
        <draw:line draw:style-name="gr7" draw:text-style-name="P3" draw:layer="measurelines" svg:x1="18.234cm" svg:y1="5.715cm" svg:x2="18.234cm" svg:y2="6.985cm">
          <text:p/>
        </draw:line>
        <draw:rect draw:style-name="gr3" draw:text-style-name="P4" draw:layer="layout" svg:width="19.685cm" svg:height="19.685cm" svg:x="0.637cm" svg:y="0.637cm">
          <text:p/>
        </draw:rect>
      </draw:page>
      <draw:page draw:name="page10" draw:style-name="dp1" draw:master-page-name="Standard">
        <draw:custom-shape draw:style-name="gr11" draw:text-style-name="P1" draw:layer="measurelines" svg:width="2.54cm" svg:height="1.27cm" svg:x="2.54cm" svg:y="17.1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measurelines" svg:width="2.54cm" svg:height="1.27cm" svg:x="15.875cm" svg:y="17.1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3" draw:layer="measurelines" svg:x1="1.905cm" svg:y1="17.145cm" svg:x2="19.05cm" svg:y2="17.145cm">
          <text:p/>
        </draw:line>
        <draw:line draw:style-name="gr10" draw:text-style-name="P3" draw:layer="measurelines" svg:x1="1.905cm" svg:y1="15.875cm" svg:x2="19.05cm" svg:y2="15.875cm">
          <text:p/>
        </draw:line>
        <draw:line draw:style-name="gr7" draw:text-style-name="P3" draw:layer="measurelines" svg:x1="2.721cm" svg:y1="15.875cm" svg:x2="2.721cm" svg:y2="17.145cm">
          <text:p/>
        </draw:line>
        <draw:line draw:style-name="gr7" draw:text-style-name="P3" draw:layer="measurelines" svg:x1="18.234cm" svg:y1="15.875cm" svg:x2="18.234cm" svg:y2="17.145cm">
          <text:p/>
        </draw:line>
        <draw:frame draw:style-name="gr13" draw:text-style-name="P1" draw:layer="layout" svg:width="5.892cm" svg:height="3.264cm" draw:transform="skewX (0.000698131700797732) rotate (1.56782926706651) translate (4.339cm 15.763cm)">
          <draw:image xlink:href="Pictures/100001220000079600000434B03EFE9A1B5C5623.svg" xlink:type="simple" xlink:show="embed" xlink:actuate="onLoad" loext:mime-type="image/svg+xml">
            <text:p/>
          </draw:image>
          <draw:image xlink:href="Pictures/10000201000000490000002939D4AC622B948F08.png" xlink:type="simple" xlink:show="embed" xlink:actuate="onLoad" loext:mime-type="image/png"/>
        </draw:frame>
        <draw:frame draw:style-name="gr14" draw:text-style-name="P6" draw:layer="layout" svg:width="12.192cm" svg:height="10.217cm" svg:x="6.35cm" svg:y="5.08cm">
          <draw:text-box>
            <text:p text:style-name="P5"><text:span text:style-name="T4">F, q</text:span></text:p>
          </draw:text-box>
        </draw:frame>
        <draw:custom-shape draw:style-name="gr15" draw:text-style-name="P1" draw:layer="layout" svg:width="5.715cm" svg:height="3.81cm" svg:x="11.049cm" svg:y="11.91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</draw:page>
      <draw:page draw:name="page11" draw:style-name="dp1" draw:master-page-name="Standard">
        <draw:frame draw:style-name="gr16" draw:text-style-name="P3" draw:layer="layout" svg:width="20.955cm" svg:height="21.006cm" svg:x="0cm" svg:y="0cm">
          <draw:image xlink:href="Pictures/100002010000022F000001F37A7AC9F5176204E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0T15:20:08</meta:creation-date>
    <meta:editing-duration>P3DT8H39M11S</meta:editing-duration>
    <meta:editing-cycles>7</meta:editing-cycles>
    <meta:generator>LibreOffice/6.4.6.2$Linux_X86_64 LibreOffice_project/40$Build-2</meta:generator>
    <meta:initial-creator>Berthold Fritz</meta:initial-creator>
    <dc:date>2021-01-16T18:52:23.030988546</dc:date>
    <meta:document-statistic meta:object-count="153"/>
  </office:meta>
</office:document-meta>
</file>